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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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Calibri" style:font-name-complex="Calibri" fo:font-weight="bold" style:font-weight-asian="bold" style:font-weight-complex="bold" fo:font-size="13.5pt" style:font-size-asian="13.5pt" style:font-size-complex="13.5pt" fo:background-color="#FFFFFF"/>
    </style:style>
    <style:style style:name="T3" style:parent-style-name="Основнойшрифтабзаца" style:family="text">
      <style:text-properties style:font-name="Calibri" style:font-name-complex="Calibri" fo:font-weight="bold" style:font-weight-asian="bold" style:font-weight-complex="bold" fo:font-size="13.5pt" style:font-size-asian="13.5pt" style:font-size-complex="13.5pt" fo:background-color="#FFFFFF" fo:language="en" fo:country="US"/>
    </style:style>
    <style:style style:name="T4" style:parent-style-name="Основнойшрифтабзаца" style:family="text">
      <style:text-properties style:font-name="Calibri" style:font-name-complex="Calibri" fo:font-weight="bold" style:font-weight-asian="bold" style:font-weight-complex="bold" fo:font-size="13.5pt" style:font-size-asian="13.5pt" style:font-size-complex="13.5pt" fo:background-color="#FFFFFF"/>
    </style:style>
    <style:style style:name="T5" style:parent-style-name="Основнойшрифтабзаца" style:family="text">
      <style:text-properties style:font-name="Calibri" style:font-name-complex="Calibri" fo:font-size="13.5pt" style:font-size-asian="13.5pt" style:font-size-complex="13.5pt"/>
    </style:style>
    <style:style style:name="T6" style:parent-style-name="Основнойшрифтабзаца" style:family="text">
      <style:text-properties style:font-name="Calibri" style:font-name-complex="Calibri" fo:font-size="13.5pt" style:font-size-asian="13.5pt" style:font-size-complex="13.5pt"/>
    </style:style>
    <style:style style:name="T7" style:parent-style-name="Основнойшрифтабзаца" style:family="text">
      <style:text-properties style:font-name="Calibri" style:font-name-complex="Calibri" fo:font-weight="bold" style:font-weight-asian="bold" style:font-weight-complex="bold" fo:font-size="13.5pt" style:font-size-asian="13.5pt" style:font-size-complex="13.5pt" fo:background-color="#FFFFFF"/>
    </style:style>
    <style:style style:name="T8" style:parent-style-name="Основнойшрифтабзаца" style:family="text">
      <style:text-properties style:font-name="Calibri" style:font-name-complex="Calibri" fo:font-size="13.5pt" style:font-size-asian="13.5pt" style:font-size-complex="13.5pt"/>
    </style:style>
    <style:style style:name="T9" style:parent-style-name="Основнойшрифтабзаца" style:family="text">
      <style:text-properties style:font-name="Calibri" style:font-name-complex="Calibri" fo:font-weight="bold" style:font-weight-asian="bold" fo:font-size="13.5pt" style:font-size-asian="13.5pt" style:font-size-complex="13.5pt"/>
    </style:style>
    <style:style style:name="T10" style:parent-style-name="Основнойшрифтабзаца" style:family="text">
      <style:text-properties style:font-name="Calibri" style:font-name-complex="Calibri" fo:font-size="13.5pt" style:font-size-asian="13.5pt" style:font-size-complex="13.5pt"/>
    </style:style>
    <style:style style:name="T11" style:parent-style-name="Основнойшрифтабзаца" style:family="text">
      <style:text-properties style:font-name="Calibri" style:font-name-complex="Calibri" fo:font-size="13.5pt" style:font-size-asian="13.5pt" style:font-size-complex="13.5pt"/>
    </style:style>
    <style:style style:name="T12" style:parent-style-name="Основнойшрифтабзаца" style:family="text">
      <style:text-properties style:font-name="Calibri" style:font-name-complex="Calibri" fo:font-weight="bold" style:font-weight-asian="bold" style:font-weight-complex="bold" fo:font-size="13.5pt" style:font-size-asian="13.5pt" style:font-size-complex="13.5pt" fo:background-color="#FFFFFF"/>
    </style:style>
    <style:style style:name="P13" style:parent-style-name="Standard" style:family="paragraph">
      <style:text-properties style:font-name="Calibri" style:font-name-complex="Calibri" fo:font-weight="bold" style:font-weight-asian="bold" style:font-weight-complex="bold" fo:font-size="13.5pt" style:font-size-asian="13.5pt" style:font-size-complex="13.5pt" fo:background-color="#FFFFFF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Обычный" style:family="paragraph">
      <style:paragraph-properties fo:widows="2" fo:orphans="2" style:vertical-align="auto"/>
      <style:text-properties fo:hyphenate="true"/>
    </style:style>
    <style:style style:name="T16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 style:language-complex="ar" style:country-complex="SA"/>
    </style:style>
    <style:style style:name="T17" style:parent-style-name="Основнойшрифтабзаца" style:family="text"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/>
    </style:style>
    <style:style style:name="P20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21" style:parent-style-name="Основнойшрифтабзаца" style:family="text"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P23" style:parent-style-name="Абзацсписка" style:list-style-name="LFO11" style:family="paragraph">
      <style:paragraph-properties fo:margin-top="0.0694in" fo:margin-bottom="0.0694in" fo:background-color="#FFFFFF"/>
      <style:text-properties style:font-name="Calibri" style:font-name-asian="Times New Roman" style:font-name-complex="Calibri" fo:font-size="13.5pt" style:font-size-asian="13.5pt" style:font-size-complex="13.5pt" style:language-asian="ru" style:country-asian="RU"/>
    </style:style>
    <style:style style:name="P24" style:parent-style-name="Абзацсписка" style:list-style-name="LFO11" style:family="paragraph">
      <style:paragraph-properties fo:margin-top="0.0694in" fo:margin-bottom="0.0694in" fo:background-color="#FFFFFF"/>
      <style:text-properties style:font-name="Calibri" style:font-name-asian="Times New Roman" style:font-name-complex="Calibri" fo:font-size="13.5pt" style:font-size-asian="13.5pt" style:font-size-complex="13.5pt" style:language-asian="ru" style:country-asian="RU"/>
    </style:style>
    <style:style style:name="P25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26" style:parent-style-name="Основнойшрифтабзаца" style:family="text"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/>
    </style:style>
    <style:style style:name="T27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T28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29" style:parent-style-name="Обычный" style:family="paragraph">
      <style:paragraph-properties fo:margin-top="0.0694in" fo:margin-bottom="0.0694in" fo:background-color="#FFFFFF"/>
    </style:style>
    <style:style style:name="T30" style:parent-style-name="Основнойшрифтабзаца" style:family="text">
      <style:text-properties style:font-name="Calibri" style:font-name-asian="Times New Roman" style:font-name-complex="Calibri" fo:font-size="13.5pt" style:font-size-asian="13.5pt" style:font-size-complex="13.5pt" style:language-asian="ru" style:country-asian="RU"/>
    </style:style>
    <style:style style:name="T31" style:parent-style-name="Основнойшрифтабзаца" style:family="text">
      <style:text-properties style:font-name="Calibri" style:font-name-asian="Times New Roman" style:font-name-complex="Calibri" fo:font-weight="bold" style:font-weight-asian="bold" fo:font-size="14pt" style:font-size-asian="14pt" style:font-size-complex="14pt" style:language-asian="ru" style:country-asian="RU"/>
    </style:style>
    <style:style style:name="P32" style:parent-style-name="Обычный" style:list-style-name="LFO1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33" style:parent-style-name="Обычный" style:list-style-name="LFO1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34" style:parent-style-name="Обычный" style:list-style-name="LFO1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35" style:parent-style-name="Обычный" style:list-style-name="LFO1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36" style:parent-style-name="Обычный" style:list-style-name="LFO1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37" style:parent-style-name="Обычный" style:family="paragraph">
      <style:text-properties style:font-name="Calibri" style:font-name-complex="Calibri" fo:font-weight="bold" style:font-weight-asian="bold" fo:font-size="14pt" style:font-size-asian="14pt" style:font-size-complex="14pt"/>
    </style:style>
    <style:style style:name="P38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39" style:parent-style-name="Основнойшрифтабзаца" style:family="text"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/>
    </style:style>
    <style:style style:name="T40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P41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42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43" style:parent-style-name="Основнойшрифтабзаца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44" style:parent-style-name="Основнойшрифтабзаца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P45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46" style:parent-style-name="Основнойшрифтабзаца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P47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48" style:parent-style-name="Основнойшрифтабзаца" style:family="text"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/>
    </style:style>
    <style:style style:name="T49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P50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style:font-name="Calibri" style:font-name-asian="Times New Roman" style:font-name-complex="Calibri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51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52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53" style:parent-style-name="Обычный" style:family="paragraph">
      <style:paragraph-properties fo:widows="2" fo:orphans="2" style:vertical-align="auto" fo:margin-top="0.0694in" fo:margin-bottom="0.0694in" fo:margin-left="0.5in" fo:background-color="#FFFFFF">
        <style:tab-stops/>
      </style:paragraph-properties>
      <style:text-properties fo:hyphenate="true"/>
    </style:style>
    <style:style style:name="T54" style:parent-style-name="Основнойшрифтабзаца" style:family="text">
      <style:text-properties style:font-name="Calibri" style:font-name-asian="Times New Roman" style:font-name-complex="Calibri" style:letter-kerning="false" fo:font-size="13.5pt" style:font-size-asian="13.5pt" style:font-size-complex="13.5pt" fo:language="en" fo:country="US" style:language-asian="ru" style:country-asian="RU" style:language-complex="ar" style:country-complex="SA"/>
    </style:style>
    <style:style style:name="T55" style:parent-style-name="Основнойшрифтабзаца" style:family="text">
      <style:text-properties style:font-name="Calibri" style:font-name-asian="Times New Roman" style:font-name-complex="Calibri" style:letter-kerning="false" fo:font-size="14pt" style:font-size-asian="14pt" style:font-size-complex="14pt" style:language-asian="ru" style:country-asian="RU" style:language-complex="ar" style:country-complex="SA"/>
    </style:style>
    <style:style style:name="P56" style:parent-style-name="Standard" style:list-style-name="LFO2" style:family="paragraph"/>
    <style:style style:name="T57" style:parent-style-name="Названиекниги" style:family="text">
      <style:text-properties style:font-name="Calibri" style:font-name-complex="Calibri" fo:font-size="14pt" style:font-size-asian="14pt" style:font-size-complex="14pt"/>
    </style:style>
    <style:style style:name="P58" style:parent-style-name="Standard" style:family="paragraph">
      <style:text-properties style:font-name="Calibri" style:font-name-complex="Calibri" fo:font-size="18pt" style:font-size-asian="18pt" style:font-size-complex="18pt"/>
    </style:style>
    <style:style style:name="T59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T60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T61" style:parent-style-name="Гиперссылка" style:family="text">
      <style:text-properties style:font-name="Calibri" style:font-name-complex="Calibri" fo:font-size="13.5pt" style:font-size-asian="13.5pt" style:font-size-complex="13.5pt" fo:background-color="#FFFFFF" fo:language="en" fo:country="US"/>
    </style:style>
    <style:style style:name="T62" style:parent-style-name="Гиперссылк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T63" style:parent-style-name="Гиперссылка" style:family="text">
      <style:text-properties style:font-name="Calibri" style:font-name-complex="Calibri" fo:font-size="13.5pt" style:font-size-asian="13.5pt" style:font-size-complex="13.5pt" fo:background-color="#FFFFFF" fo:language="en" fo:country="US"/>
    </style:style>
    <style:style style:name="T64" style:parent-style-name="Гиперссылк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T65" style:parent-style-name="Гиперссылка" style:family="text">
      <style:text-properties style:font-name="Calibri" style:font-name-complex="Calibri" fo:font-size="13.5pt" style:font-size-asian="13.5pt" style:font-size-complex="13.5pt" fo:background-color="#FFFFFF" fo:language="en" fo:country="US"/>
    </style:style>
    <style:style style:name="T66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T67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T68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list-style-name="LFO3" style:family="paragraph"/>
    <style:style style:name="T71" style:parent-style-name="Названиекниги" style:family="text">
      <style:text-properties style:font-name="Calibri" style:font-name-complex="Calibri" fo:font-size="14pt" style:font-size-asian="14pt" style:font-size-complex="14pt"/>
    </style:style>
    <style:style style:name="P72" style:parent-style-name="Standard" style:family="paragraph">
      <style:text-properties style:font-name="Calibri" style:font-name-complex="Calibri" fo:font-size="13.5pt" style:font-size-asian="13.5pt" style:font-size-complex="13.5pt" fo:background-color="#FFFFFF"/>
    </style:style>
    <style:style style:name="P73" style:parent-style-name="Standard" style:family="paragraph">
      <style:text-properties style:font-name="Calibri" style:font-name-complex="Calibri" fo:font-size="13.5pt" style:font-size-asian="13.5pt" style:font-size-complex="13.5pt" fo:background-color="#FFFFFF"/>
    </style:style>
    <style:style style:name="T74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T75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T76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 fo:language="en" fo:country="US"/>
    </style:style>
    <style:style style:name="T77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P78" style:parent-style-name="Standard" style:family="paragraph">
      <style:text-properties style:font-name="Calibri" style:font-name-complex="Calibri" fo:font-size="13.5pt" style:font-size-asian="13.5pt" style:font-size-complex="13.5pt" fo:background-color="#FFFFFF"/>
    </style:style>
    <style:style style:name="P79" style:parent-style-name="Standard" style:family="paragraph">
      <style:text-properties style:font-name="Calibri" style:font-name-complex="Calibri" fo:font-weight="bold" style:font-weight-asian="bold" style:font-weight-complex="bold" fo:font-size="13.5pt" style:font-size-asian="13.5pt" style:font-size-complex="13.5pt" fo:background-color="#FFFFFF"/>
    </style:style>
    <style:style style:name="P80" style:parent-style-name="Standard" style:family="paragraph">
      <style:text-properties style:font-name="Calibri" style:font-name-complex="Calibri" fo:font-weight="bold" style:font-weight-asian="bold" style:font-weight-complex="bold" fo:font-size="13.5pt" style:font-size-asian="13.5pt" style:font-size-complex="13.5pt" fo:background-color="#FFFFFF"/>
    </style:style>
    <style:style style:name="P81" style:parent-style-name="Обычный" style:family="paragraph">
      <style:text-properties fo:hyphenate="true"/>
    </style:style>
    <style:style style:name="T82" style:parent-style-name="Основнойшрифтабзаца" style:family="text">
      <style:text-properties style:font-name="Calibri" style:font-name-complex="Calibri" fo:font-weight="bold" style:font-weight-asian="bold" style:font-weight-complex="bold" fo:font-size="13.5pt" style:font-size-asian="13.5pt" style:font-size-complex="13.5pt" fo:background-color="#FFFFFF"/>
    </style:style>
    <style:style style:name="T83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/>
    </style:style>
    <style:style style:name="P85" style:parent-style-name="Standard" style:list-style-name="LFO4" style:family="paragraph"/>
    <style:style style:name="T86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T87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P88" style:parent-style-name="Standard" style:list-style-name="LFO4" style:family="paragraph"/>
    <style:style style:name="T89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P90" style:parent-style-name="Standard" style:list-style-name="LFO4" style:family="paragraph"/>
    <style:style style:name="T91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P92" style:parent-style-name="Standard" style:list-style-name="LFO4" style:family="paragraph"/>
    <style:style style:name="T93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T94" style:parent-style-name="Основнойшрифтабзаца" style:family="text">
      <style:text-properties style:font-name="Calibri" style:font-name-complex="Calibri" fo:font-size="13.5pt" style:font-size-asian="13.5pt" style:font-size-complex="13.5pt" fo:background-color="#FFFFFF"/>
    </style:style>
    <style:style style:name="P95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fo:font-size="14pt" style:font-size-asian="14pt" style:font-size-complex="14pt"/>
    </style:style>
    <style:style style:name="P96" style:parent-style-name="Standard" style:family="paragraph">
      <style:text-properties style:font-name="Calibri" style:font-name-complex="Calibri" fo:font-weight="bold" style:font-weight-asian="bold" fo:font-style="italic" style:font-style-asian="italic" fo:font-size="18pt" style:font-size-asian="18pt" style:font-size-complex="18pt"/>
    </style:style>
    <style:style style:name="P97" style:parent-style-name="Standard" style:family="paragraph">
      <style:text-properties style:font-name="Calibri" style:font-name-complex="Calibri"/>
    </style:style>
    <style:style style:name="TableColumn99" style:family="table-column">
      <style:table-column-properties style:column-width="2.95in" style:use-optimal-column-width="false"/>
    </style:style>
    <style:style style:name="TableColumn100" style:family="table-column">
      <style:table-column-properties style:column-width="3.7361in" style:use-optimal-column-width="false"/>
    </style:style>
    <style:style style:name="Table98" style:family="table">
      <style:table-properties style:width="6.6861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103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/>
    </style:style>
    <style:style style:name="T104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>
        <style:tab-stops>
          <style:tab-stop style:type="left" style:position="0.6458in"/>
        </style:tab-stops>
      </style:paragraph-properties>
    </style:style>
    <style:style style:name="T107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 fo:language="en" fo:country="US"/>
    </style:style>
    <style:style style:name="T108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/>
    </style:style>
    <style:style style:name="T109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 fo:language="en" fo:country="US"/>
    </style:style>
    <style:style style:name="T110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>
        <style:tab-stops>
          <style:tab-stop style:type="left" style:position="0.8333in"/>
        </style:tab-stops>
      </style:paragraph-properties>
    </style:style>
    <style:style style:name="T114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/>
    </style:style>
    <style:style style:name="T115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text-properties style:font-name="Calibri" style:font-name-complex="Calibri" style:font-weight-complex="bold" fo:font-style="italic" style:font-style-asian="italic" fo:font-size="18pt" style:font-size-asian="18pt" style:font-size-complex="18pt" fo:language="en" fo:country="U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120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/>
    </style:style>
    <style:style style:name="T121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123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/>
    </style:style>
    <style:style style:name="T124" style:parent-style-name="Основнойшрифтабзаца" style:family="text">
      <style:text-properties style:font-name="Calibri" style:font-name-complex="Calibri" style:font-weight-complex="bold" fo:font-style="italic" style:font-style-asian="italic" fo:font-size="18pt" style:font-size-asian="18pt" style:font-size-complex="18pt" fo:language="en" fo:country="US"/>
    </style:style>
    <style:style style:name="P125" style:parent-style-name="Standard" style:family="paragraph">
      <style:text-properties style:font-name="Calibri" style:font-name-complex="Calibri" style:font-weight-complex="bold" fo:font-style="italic" style:font-style-asian="italic" fo:font-size="18pt" style:font-size-asian="18pt" style:font-size-complex="18pt" fo:language="en" fo:country="US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text-properties style:font-name="Calibri" style:font-name-complex="Calibri" style:font-weight-complex="bold" fo:font-style="italic" style:font-style-asian="italic" fo:font-size="18pt" style:font-size-asian="18pt" style:font-size-complex="18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text-properties style:font-name="Calibri" style:font-name-complex="Calibri" style:font-weight-complex="bold" fo:font-style="italic" style:font-style-asian="italic" fo:font-size="18pt" style:font-size-asian="18pt" style:font-size-complex="18pt"/>
    </style:style>
    <style:style style:name="P131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fo:font-size="18pt" style:font-size-asian="18pt" style:font-size-complex="18pt"/>
    </style:style>
    <style:style style:name="P132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fo:font-size="18pt" style:font-size-asian="18pt" style:font-size-complex="18pt"/>
    </style:style>
    <style:style style:name="P133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 style:language-complex="ar" style:country-complex="SA" fo:hyphenate="true"/>
    </style:style>
    <style:style style:name="P134" style:parent-style-name="Обычный" style:family="paragraph">
      <style:paragraph-properties fo:widows="2" fo:orphans="2" style:vertical-align="auto"/>
      <style:text-properties fo:hyphenate="true"/>
    </style:style>
    <style:style style:name="T135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Calibri" style:font-name-complex="Calibri"/>
    </style:style>
    <style:style style:name="T138" style:parent-style-name="Основнойшрифтабзаца" style:family="text">
      <style:text-properties style:font-name="Calibri" style:font-name-complex="Calibri" fo:font-size="14pt" style:font-size-asian="14pt" style:font-size-complex="14pt"/>
    </style:style>
    <style:style style:name="P139" style:parent-style-name="Абзацсписка" style:list-style-name="LFO3" style:family="paragraph">
      <style:paragraph-properties fo:margin-top="0.0694in" fo:margin-bottom="0.0694in" fo:background-color="#FFFFFF"/>
      <style:text-properties style:font-name="Calibri" style:font-name-asian="Times New Roman" style:font-name-complex="Calibri" fo:font-size="13.5pt" style:font-size-asian="13.5pt" style:font-size-complex="13.5pt" style:language-asian="ru" style:country-asian="RU"/>
    </style:style>
    <style:style style:name="P140" style:parent-style-name="Обычный" style:family="paragraph">
      <style:paragraph-properties fo:widows="2" fo:orphans="2" style:vertical-align="auto"/>
      <style:text-properties fo:hyphenate="true"/>
    </style:style>
    <style:style style:name="T141" style:parent-style-name="Основнойшрифтабзаца" style:family="text">
      <style:text-properties style:font-name="Calibri" style:font-name-asian="Times New Roman" style:font-name-complex="Calibri" style:letter-kerning="false" fo:font-size="13.5pt" style:font-size-asian="13.5pt" style:font-size-complex="13.5pt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Calibri" style:font-name-asian="Times New Roman" style:font-name-complex="Calibri" fo:font-weight="bold" style:font-weight-asian="bold" fo:font-style="italic" style:font-style-asian="italic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Calibri" style:font-name-asian="Times New Roman" style:font-name-complex="Calibri" fo:font-weight="bold" style:font-weight-asian="bold" fo:font-style="italic" style:font-style-asian="italic" style:letter-kerning="false" fo:font-size="14pt" style:font-size-asian="14pt" style:font-size-complex="14pt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alibri" style:font-name-asian="Times New Roman" style:font-name-complex="Calibri" fo:font-weight="bold" style:font-weight-asian="bold" fo:font-style="italic" style:font-style-asian="italic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Calibri" style:font-name-asian="Times New Roman" style:font-name-complex="Calibri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46" style:parent-style-name="ПодзаголовокЗнак" style:family="text">
      <style:text-properties style:font-name="Calibri" style:font-name-asian="SimSun" style:font-name-complex="Calibri" fo:font-size="14pt" style:font-size-asian="14pt" style:font-size-complex="14pt"/>
    </style:style>
    <style:style style:name="T147" style:parent-style-name="Основнойшрифтабзаца" style:family="text">
      <style:text-properties style:font-name="Calibri" style:font-name-asian="Times New Roman" style:font-name-complex="Calibri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alibri" style:font-name-asian="Times New Roman" style:font-name-complex="Calibri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alibri" style:font-name-asian="Times New Roman" style:font-name-complex="Calibri" fo:font-weight="bold" style:font-weight-asian="bold" fo:font-style="italic" style:font-style-asian="italic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alibri" style:font-name-complex="Calibri" fo:color="#172B4D" fo:letter-spacing="-0.0006in" fo:font-size="14pt" style:font-size-asian="14pt" style:font-size-complex="14pt" fo:background-color="#FFFFFF"/>
    </style:style>
    <style:style style:name="T151" style:parent-style-name="Основнойшрифтабзаца" style:family="text">
      <style:text-properties style:font-name="Calibri" style:font-name-complex="Calibri" style:use-window-font-color="true" fo:letter-spacing="-0.0006in" fo:background-color="#FFFFFF"/>
    </style:style>
    <style:style style:name="P15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fo:font-style="italic" style:font-style-asian="italic" style:letter-kerning="false" fo:font-size="14pt" style:font-size-asian="14pt" style:font-size-complex="14pt" fo:background-color="#FFFFFF" style:language-asian="ru" style:country-asian="RU" style:language-complex="ar" style:country-complex="SA" fo:hyphenate="true"/>
    </style:style>
    <style:style style:name="P153" style:parent-style-name="Обычный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style:use-window-font-color="true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54" style:parent-style-name="Обычный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155" style:parent-style-name="Основнойшрифтабзаца" style:family="text">
      <style:text-properties style:font-name="Calibri" style:font-name-asian="Times New Roman" style:font-name-complex="Calibri" style:use-window-font-color="true" style:letter-kerning="false" fo:font-size="14pt" style:font-size-asian="14pt" style:font-size-complex="14pt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alibri" style:font-name-asian="Times New Roman" style:font-name-complex="Calibri" fo:font-weight="bold" style:font-weight-asian="bold" style:use-window-font-color="true" style:letter-kerning="false" fo:font-size="14pt" style:font-size-asian="14pt" style:font-size-complex="14pt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alibri" style:font-name-asian="Times New Roman" style:font-name-complex="Calibri" fo:font-weight="bold" style:font-weight-asian="bold" style:use-window-font-color="true" style:letter-kerning="false" fo:font-size="14pt" style:font-size-asian="14pt" style:font-size-complex="14pt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Calibri" style:font-name-asian="Times New Roman" style:font-name-complex="Calibri" style:use-window-font-color="true" style:letter-kerning="false" fo:font-size="14pt" style:font-size-asian="14pt" style:font-size-complex="14pt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Calibri" style:font-name-asian="Times New Roman" style:font-name-complex="Calibri" style:use-window-font-color="true" style:letter-kerning="false" fo:font-size="14pt" style:font-size-asian="14pt" style:font-size-complex="14pt" style:language-asian="ru" style:country-asian="RU" style:language-complex="ar" style:country-complex="SA"/>
    </style:style>
    <style:style style:name="P160" style:parent-style-name="Обычный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style:use-window-font-color="true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61" style:parent-style-name="Обычный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style:use-window-font-color="true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62" style:parent-style-name="Обычный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style:use-window-font-color="true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63" style:parent-style-name="Обычный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fo:font-weight="bold" style:font-weight-asian="bold" fo:font-style="italic" style:font-style-asian="italic" style:use-window-font-color="true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164" style:parent-style-name="Абзацсписка" style:family="paragraph">
      <style:text-properties style:font-name="Calibri" style:font-name-complex="Calibri" fo:font-weight="bold" style:font-weight-asian="bold" fo:font-size="14pt" style:font-size-asian="14pt" style:font-size-complex="14pt"/>
    </style:style>
    <style:style style:name="P165" style:parent-style-name="Абзацсписка" style:family="paragraph">
      <style:text-properties style:font-name="Calibri" style:font-name-complex="Calibri" fo:font-size="14pt" style:font-size-asian="14pt" style:font-size-complex="14pt"/>
    </style:style>
    <style:style style:name="P166" style:parent-style-name="Абзацсписка" style:list-style-name="LFO8" style:family="paragraph">
      <style:text-properties style:font-name="Calibri" style:font-name-complex="Calibri" fo:font-size="14pt" style:font-size-asian="14pt" style:font-size-complex="14pt"/>
    </style:style>
    <style:style style:name="P167" style:parent-style-name="Абзацсписка" style:list-style-name="LFO8" style:family="paragraph">
      <style:text-properties style:font-name="Calibri" style:font-name-complex="Calibri" fo:font-size="14pt" style:font-size-asian="14pt" style:font-size-complex="14pt"/>
    </style:style>
    <style:style style:name="P168" style:parent-style-name="Обычный" style:family="paragraph">
      <style:text-properties style:font-name="Calibri" style:font-name-complex="Calibri" fo:font-weight="bold" style:font-weight-asian="bold" fo:font-style="italic" style:font-style-asian="italic" fo:font-size="14pt" style:font-size-asian="14pt" style:font-size-complex="14pt"/>
    </style:style>
    <style:style style:name="P169" style:parent-style-name="Обычный" style:family="paragraph">
      <style:text-properties style:font-name="Calibri" style:font-name-complex="Calibri" fo:font-weight="bold" style:font-weight-asian="bold" fo:font-style="italic" style:font-style-asian="italic" fo:font-size="14pt" style:font-size-asian="14pt" style:font-size-complex="14pt"/>
    </style:style>
    <style:style style:name="T170" style:parent-style-name="Основнойшрифтабзаца" style:family="text">
      <style:text-properties style:font-name="Calibri" style:font-name-complex="Calibri" fo:font-size="14pt" style:font-size-asian="14pt" style:font-size-complex="14pt"/>
    </style:style>
    <style:style style:name="T171" style:parent-style-name="Основнойшрифтабзаца" style:family="text">
      <style:text-properties style:font-name="Calibri" style:font-name-complex="Calibri" fo:font-size="14pt" style:font-size-asian="14pt" style:font-size-complex="14pt"/>
    </style:style>
    <style:style style:name="T172" style:parent-style-name="Основнойшрифтабзаца" style:family="text">
      <style:text-properties style:font-name="Calibri" style:font-name-complex="Calibri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Calibri" style:font-name-complex="Calibri" fo:font-size="14pt" style:font-size-asian="14pt" style:font-size-complex="14pt"/>
    </style:style>
    <style:style style:name="P174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P175" style:parent-style-name="Обычный" style:family="paragraph">
      <style:text-properties style:font-name="Calibri" style:font-name-complex="Calibri" fo:font-weight="bold" style:font-weight-asian="bold" fo:font-size="14pt" style:font-size-asian="14pt" style:font-size-complex="14pt"/>
    </style:style>
    <style:style style:name="P176" style:parent-style-name="Обычный" style:family="paragraph">
      <style:text-properties style:font-name="Calibri" style:font-name-complex="Calibri" fo:font-weight="bold" style:font-weight-asian="bold" fo:font-size="14pt" style:font-size-asian="14pt" style:font-size-complex="14pt"/>
    </style:style>
    <style:style style:name="P177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P178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P179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P180" style:parent-style-name="Абзацсписка" style:list-style-name="LFO5" style:family="paragraph">
      <style:text-properties style:font-name="Calibri" style:font-name-complex="Calibri" fo:font-size="14pt" style:font-size-asian="14pt" style:font-size-complex="14pt"/>
    </style:style>
    <style:style style:name="P181" style:parent-style-name="Обычный" style:family="paragraph">
      <style:text-properties style:font-name="Calibri" style:font-name-complex="Calibri" fo:font-weight="bold" style:font-weight-asian="bold" fo:font-size="14pt" style:font-size-asian="14pt" style:font-size-complex="14pt"/>
    </style:style>
    <style:style style:name="P182" style:parent-style-name="Обычный" style:family="paragraph">
      <style:text-properties style:font-name="Calibri" style:font-name-complex="Calibri" fo:font-weight="bold" style:font-weight-asian="bold" fo:font-size="16pt" style:font-size-asian="16pt" style:font-size-complex="16pt"/>
    </style:style>
    <style:style style:name="P183" style:parent-style-name="Абзацсписка" style:family="paragraph">
      <style:paragraph-properties fo:text-align="justify"/>
      <style:text-properties style:font-name="Calibri" style:font-name-complex="Calibri" fo:font-size="14pt" style:font-size-asian="14pt" style:font-size-complex="14pt"/>
    </style:style>
    <style:style style:name="T184" style:parent-style-name="Основнойшрифтабзаца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185" style:parent-style-name="Основнойшрифтабзаца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P186" style:parent-style-name="Абзацсписка" style:list-style-name="LFO6" style:family="paragraph">
      <style:text-properties style:font-name="Calibri" style:font-name-complex="Calibri" fo:font-size="14pt" style:font-size-asian="14pt" style:font-size-complex="14pt"/>
    </style:style>
    <style:style style:name="P187" style:parent-style-name="Абзацсписка" style:list-style-name="LFO6" style:family="paragraph">
      <style:text-properties style:font-name="Calibri" style:font-name-complex="Calibri" fo:font-size="14pt" style:font-size-asian="14pt" style:font-size-complex="14pt"/>
    </style:style>
    <style:style style:name="P188" style:parent-style-name="Абзацсписка" style:list-style-name="LFO6" style:family="paragraph">
      <style:text-properties style:font-name="Calibri" style:font-name-complex="Calibri" fo:font-size="14pt" style:font-size-asian="14pt" style:font-size-complex="14pt"/>
    </style:style>
    <style:style style:name="P189" style:parent-style-name="Абзацсписка" style:list-style-name="LFO6" style:family="paragraph"/>
    <style:style style:name="T190" style:parent-style-name="Основнойшрифтабзаца" style:family="text">
      <style:text-properties style:font-name="Calibri" style:font-name-complex="Calibri"/>
    </style:style>
    <style:style style:name="T191" style:parent-style-name="Основнойшрифтабзаца" style:family="text">
      <style:text-properties style:font-name="Calibri" style:font-name-complex="Calibri" fo:font-size="14pt" style:font-size-asian="14pt" style:font-size-complex="14pt"/>
    </style:style>
    <style:style style:name="T192" style:parent-style-name="Основнойшрифтабзаца" style:family="text">
      <style:text-properties style:font-name="Calibri" style:font-name-complex="Calibri" fo:font-size="14pt" style:font-size-asian="14pt" style:font-size-complex="14pt"/>
    </style:style>
    <style:style style:name="P193" style:parent-style-name="Абзацсписка" style:family="paragraph">
      <style:text-properties style:font-name="Calibri" style:font-name-complex="Calibri" fo:font-size="14pt" style:font-size-asian="14pt" style:font-size-complex="14pt"/>
    </style:style>
    <style:style style:name="T194" style:parent-style-name="Основнойшрифтабзаца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195" style:parent-style-name="Основнойшрифтабзаца" style:family="text">
      <style:text-properties style:font-name="Calibri" style:font-name-complex="Calibri" fo:font-weight="bold" style:font-weight-asian="bold" fo:font-size="14pt" style:font-size-asian="14pt" style:font-size-complex="14pt"/>
    </style:style>
    <style:style style:name="P196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P197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P198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P199" style:parent-style-name="Обычный" style:family="paragraph">
      <style:text-properties style:font-name="Calibri" style:font-name-complex="Calibri" fo:font-weight="bold" style:font-weight-asian="bold" fo:font-size="14pt" style:font-size-asian="14pt" style:font-size-complex="14pt"/>
    </style:style>
    <style:style style:name="P200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P201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P202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P203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T204" style:parent-style-name="Основнойшрифтабзаца" style:family="text">
      <style:text-properties style:font-name="Calibri" style:font-name-complex="Calibri" fo:font-size="14pt" style:font-size-asian="14pt" style:font-size-complex="14pt"/>
    </style:style>
    <style:style style:name="P205" style:parent-style-name="Обычный" style:family="paragraph">
      <style:text-properties style:font-name="Calibri" style:font-name-complex="Calibri" fo:font-size="14pt" style:font-size-asian="14pt" style:font-size-complex="14pt"/>
    </style:style>
    <style:style style:name="T206" style:parent-style-name="Основнойшрифтабзаца" style:family="text">
      <style:text-properties style:font-name="Calibri" style:font-name-complex="Calibri" fo:font-weight="bold" style:font-weight-asian="bold" style:font-weight-complex="bold" fo:font-style="italic" style:font-style-asian="italic" fo:font-size="18pt" style:font-size-asian="18pt" style:font-size-complex="18pt"/>
    </style:style>
    <style:style style:name="T207" style:parent-style-name="Основнойшрифтабзаца" style:family="text">
      <style:text-properties style:font-name="Calibri" style:font-name-complex="Calibri" fo:font-weight="bold" style:font-weight-asian="bold" style:font-weight-complex="bold" fo:font-size="13.5pt" style:font-size-asian="13.5pt" style:font-size-complex="13.5pt" fo:background-color="#FFFFFF"/>
    </style:style>
    <style:style style:name="T208" style:parent-style-name="Основнойшрифтабзаца" style:family="text">
      <style:text-properties style:font-name="Calibri" style:font-name-complex="Calibri" fo:font-size="13.5pt" style:font-size-asian="13.5pt" style:font-size-complex="13.5pt"/>
    </style:style>
    <style:style style:name="T209" style:parent-style-name="Основнойшрифтабзаца" style:family="text">
      <style:text-properties style:font-name="Calibri" style:font-name-complex="Calibri" style:use-window-font-color="true" fo:letter-spacing="-0.0006in" fo:font-size="14pt" style:font-size-asian="14pt" style:font-size-complex="14pt" fo:background-color="#FFFFFF"/>
    </style:style>
    <style:style style:name="T210" style:parent-style-name="Основнойшрифтабзаца" style:family="text">
      <style:text-properties style:font-name="Calibri" style:font-name-complex="Calibri" style:use-window-font-color="true" fo:letter-spacing="-0.0006in" fo:font-size="14pt" style:font-size-asian="14pt" style:font-size-complex="14pt" fo:background-color="#FFFFFF"/>
    </style:style>
  </office:automatic-styles>
  <office:body>
    <office:text text:use-soft-page-breaks="true">
      <text:p text:style-name="P1"><text:span text:style-name="T2">Сайт<text:s/></text:span><text:span text:style-name="T3">www</text:span><text:span text:style-name="T4">.tescoma.ru</text:span><text:span text:style-name="T5"><text:line-break/></text:span><text:span text:style-name="T6"><text:line-break/></text:span><text:span text:style-name="T7">Тест </text:span><text:span text:style-name="T8"><text:s/></text:span><text:span text:style-name="T9">план интернет магазина</text:span><text:span text:style-name="T10"><text:line-break/></text:span><text:span text:style-name="T11"><text:line-break/></text:span><text:span text:style-name="T12">Версия 1.0</text:span></text:p>
      <text:p text:style-name="P13"/>
      <text:p text:style-name="P14"/>
      <text:p text:style-name="P15"><text:span text:style-name="T16">Содержание</text:span><text:span text:style-name="T17"><text:line-break/></text:span><text:span text:style-name="T18"><text:line-break/></text:span><text:span text:style-name="T19"><text:line-break/></text:span></text:p>
      <text:p text:style-name="P20"><text:span text:style-name="T21">1.</text:span><text:span text:style-name="T22">Введение</text:span></text:p>
      <text:list text:style-name="LFO11" text:continue-numbering="true">
        <text:list-item>
          <text:p text:style-name="P23"><text:line-break/>Цель</text:p>
        </text:list-item>
        <text:list-item>
          <text:p text:style-name="P24">Цели тестирования</text:p>
        </text:list-item>
      </text:list>
      <text:p text:style-name="P25"><text:span text:style-name="T26">2.</text:span><text:span text:style-name="T27">Стратегия процесса тестиро</text:span><text:span text:style-name="T28">вания</text:span></text:p>
      <text:p text:style-name="P29"><text:span text:style-name="T30">3.</text:span><text:span text:style-name="T31">Типы тестирования</text:span></text:p>
      <text:list text:style-name="LFO1" text:continue-numbering="true">
        <text:list-item>
          <text:p text:style-name="P32"><text:line-break/>Функциональное<text:s/>тестирование.</text:p>
        </text:list-item>
        <text:list-item>
          <text:p text:style-name="P33"><text:line-break/>Тестирование кроссбраузерности и кроссплатформенности.</text:p>
        </text:list-item>
        <text:list-item>
          <text:p text:style-name="P34">Нагрузочное тестирование.</text:p>
        </text:list-item>
        <text:list-item>
          <text:p text:style-name="P35">Позитивное тестирование.</text:p>
        </text:list-item>
        <text:list-item>
          <text:p text:style-name="P36">Негативное тестирование.</text:p>
        </text:list-item>
      </text:list>
      <text:p text:style-name="P37">4.Критерии начала и окончания тестирования</text:p>
      <text:p text:style-name="P38"><text:span text:style-name="T39">5.</text:span><text:span text:style-name="T40">План работ</text:span></text:p>
      <text:p text:style-name="P41"><text:span text:style-name="T42">6.</text:span><text:span text:style-name="T43"><text:s/></text:span><text:span text:style-name="T44">Риски и ограничения</text:span></text:p>
      <text:p text:style-name="P45"><text:span text:style-name="T46">7. Тестовая документация:</text:span></text:p>
      <text:p text:style-name="P47"><text:span text:style-name="T48"><text:s/></text:span><text:span text:style-name="T49">8.Конечные результаты</text:span></text:p>
      <text:p text:style-name="P50"/>
      <text:p text:style-name="P51"/>
      <text:p text:style-name="P52"/>
      <text:p text:style-name="P53"><text:span text:style-name="T54">1.</text:span><text:span text:style-name="T55">Введение</text:span></text:p>
      <text:list text:style-name="LFO2" text:continue-numbering="true">
        <text:list-item>
          <text:p text:style-name="P56"><text:span text:style-name="T57">цель:</text:span></text:p>
        </text:list-item>
      </text:list>
      <text:p text:style-name="P58"/>
      <text:p text:style-name="Standard"><text:span text:style-name="T59">Целью<text:s/></text:span><text:span text:style-name="T60">составления данного Тест Плана является описание процесса тестирования <text:s/>интернет-магазина<text:s/></text:span><text:a xlink:href="http://www.tescoma.ru" office:target-frame-name="_top" xlink:show="replace"><text:span text:style-name="T61">www</text:span><text:span text:style-name="T62">.</text:span><text:span text:style-name="T63">tescoma</text:span><text:span text:style-name="T64">.</text:span><text:span text:style-name="T65">ru</text:span></text:a><text:span text:style-name="T66">. <text:s/>Используя сайт, пользователь может<text:s/></text:span><text:soft-page-break/><text:span text:style-name="T67">просматривать каталог товаров, искать товары, добавлять в<text:s/></text:span><text:span text:style-name="T68">корзину/избранное, оформлять заявку и др.</text:span></text:p>
      <text:p text:style-name="P69"/>
      <text:list text:style-name="LFO3" text:continue-numbering="true">
        <text:list-item>
          <text:p text:style-name="P70"><text:span text:style-name="T71">Цели тестирования:</text:span></text:p>
        </text:list-item>
      </text:list>
      <text:p text:style-name="P72"><text:s/>Целью тестирования сайта является проверка корректной работы всех его <text:s/>функциональных возможностей на самых популярных версиях браузеров</text:p>
      <text:p text:style-name="P73"/>
      <text:p text:style-name="Standard"><text:span text:style-name="T74">Итогом процесса тестирования будут следующие материалы:</text:span><text:span text:style-name="T75"><text:s/>чек-листы и тест-кесы содержащие покрытие типовых сценариев использования и браузереров; задокументированные баги в баг-трекере<text:s/></text:span><text:span text:style-name="T76">Jira</text:span><text:span text:style-name="T77">.</text:span></text:p>
      <text:p text:style-name="P78"/>
      <text:p text:style-name="P79">2. Стратегия процесса тестирования</text:p>
      <text:p text:style-name="P80"/>
      <text:p text:style-name="P81"><text:span text:style-name="T82"><text:s text:c="7"/></text:span><text:span text:style-name="T83">Планируется четыре этапа проведения процесса тестирования:</text:span><text:span text:style-name="T84"><text:line-break/></text:span></text:p>
      <text:list text:style-name="LFO4" text:continue-numbering="true">
        <text:list-item>
          <text:p text:style-name="P85"><text:span text:style-name="T86">Составление тест<text:s/></text:span><text:span text:style-name="T87">плана , чек-листов и тест кейсов</text:span></text:p>
        </text:list-item>
        <text:list-item>
          <text:p text:style-name="P88"><text:span text:style-name="T89">Функциональное тестирование с выявлением и описанием найденных дефектов</text:span></text:p>
        </text:list-item>
        <text:list-item>
          <text:p text:style-name="P90"><text:span text:style-name="T91"><text:s/>Тестирование кроссбраузерности и кроссплатформенности с выявлением и описанием найденных дефектов;</text:span></text:p>
        </text:list-item>
        <text:list-item>
          <text:p text:style-name="P92"><text:span text:style-name="T93">Нагрузочное тестирование с выявлением и описанием<text:s/></text:span><text:span text:style-name="T94">найденных дефектов.</text:span></text:p>
        </text:list-item>
      </text:list>
      <text:p text:style-name="P95"/>
      <text:p text:style-name="P96">Тестовое окружение:</text:p>
      <text:p text:style-name="P97"/>
      <table:table table:style-name="Table98">
        <table:table-columns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Standard"><text:span text:style-name="T103">Браузеры</text:span><text:span text:style-name="T104">:</text:span></text:p>
          </table:table-cell>
          <table:table-cell table:style-name="TableCell105">
            <text:p text:style-name="P106"><text:span text:style-name="T107">Chrome,Opera,Yandex,Mazila Firefox,Safari<text:s/></text:span><text:span text:style-name="T108">последних</text:span><text:span text:style-name="T109"><text:s/></text:span><text:span text:style-name="T110">версий</text:span></text:p>
          </table:table-cell>
        </table:table-row>
        <table:table-row table:style-name="TableRow111">
          <table:table-cell table:style-name="TableCell112">
            <text:p text:style-name="P113"><text:span text:style-name="T114">Операционные системы</text:span><text:span text:style-name="T115">:</text:span></text:p>
          </table:table-cell>
          <table:table-cell table:style-name="TableCell116">
            <text:p text:style-name="P117">Windows 11, ios 15.7.2</text:p>
          </table:table-cell>
        </table:table-row>
        <table:table-row table:style-name="TableRow118">
          <table:table-cell table:style-name="TableCell119">
            <text:p text:style-name="Standard"><text:span text:style-name="T120">Разрешение экрана</text:span><text:span text:style-name="T121">:</text:span></text:p>
          </table:table-cell>
          <table:table-cell table:style-name="TableCell122">
            <text:p text:style-name="Standard"><text:span text:style-name="T123">1280</text:span><text:span text:style-name="T124">x800,1280x768,1280x720,1024x768,</text:span></text:p>
            <text:p text:style-name="P125">800x600</text:p>
          </table:table-cell>
        </table:table-row>
        <table:table-row table:style-name="TableRow126">
          <table:table-cell table:style-name="TableCell127">
            <text:p text:style-name="P128">Отображение на дисплеях мобильных<text:s/>устройств с расширением:</text:p>
          </table:table-cell>
          <table:table-cell table:style-name="TableCell129">
            <text:p text:style-name="P130">Использовать имеющиеся</text:p>
          </table:table-cell>
        </table:table-row>
      </table:table>
      <text:p text:style-name="P131"/>
      <text:p text:style-name="P132"/>
      <text:p text:style-name="P133">3.Типы тестирования.</text:p>
      <text:soft-page-break/>
      <text:p text:style-name="P134"><text:span text:style-name="T135"><text:s text:c="11"/>Предполагется провести:</text:span><text:span text:style-name="T136"><text:line-break/></text:span><text:span text:style-name="T137"><text:s text:c="13"/></text:span><text:span text:style-name="T138">Для всей системы:</text:span></text:p>
      <text:list text:style-name="LFO3" text:continue-numbering="true">
        <text:list-item>
          <text:p text:style-name="P139">Функциональное тестирование</text:p>
        </text:list-item>
      </text:list>
      <text:p text:style-name="P140"><text:span text:style-name="T141"><text:line-break/></text:span><text:span text:style-name="T142"><text:s text:c="10"/>Цель:</text:span><text:span text:style-name="T143"><text:line-break/></text:span><text:span text:style-name="T144"><text:s text:c="3"/></text:span><text:span text:style-name="T145"><text:s text:c="6"/>Выявление функциональных ошибок, несоответствий требованиям и <text:s text:c="10"/>ожидан</text:span><text:span text:style-name="T146">иям</text:span><text:span text:style-name="T147"><text:s text:c="3"/>пользователя путем реализации стандартных<text:s/></text:span><text:span text:style-name="T148">тестовых сценариев</text:span><text:span text:style-name="T149">,</text:span><text:span text:style-name="T150"><text:s/></text:span><text:span text:style-name="T151">проверить производительность тестируемого П.О. при заданных характеристиках нагрузки.</text:span></text:p>
      <text:p text:style-name="P152"/>
      <text:p text:style-name="P153">Тестирование кроссбраузерности и кроссплатформенности</text:p>
      <text:p text:style-name="P154"><text:span text:style-name="T155"><text:line-break/></text:span><text:span text:style-name="T156">Цель:</text:span><text:span text:style-name="T157"><text:line-break/></text:span><text:span text:style-name="T158">Проверить корректную работу <text:s/>продукта в различных браузерах и на разных операционных<text:s/></text:span><text:span text:style-name="T159">системах.</text:span></text:p>
      <text:p text:style-name="P160">Нагрузочное тестирование.</text:p>
      <text:p text:style-name="P161">Цель:</text:p>
      <text:p text:style-name="P162">Найти предельные значения производительности тестируемого ПО, при превышении которых его работа перестает быть стабильной.</text:p>
      <text:p text:style-name="P163"/>
      <text:p text:style-name="P164">Для отдельных полей:</text:p>
      <text:p text:style-name="P165"/>
      <text:list text:style-name="LFO8" text:continue-numbering="true">
        <text:list-item>
          <text:p text:style-name="P166">Позитивное тестирование (корректные данные.)</text:p>
        </text:list-item>
        <text:list-item>
          <text:p text:style-name="P167">Негативное тестирование ( некорректные данные).</text:p>
        </text:list-item>
      </text:list>
      <text:p text:style-name="P168"><text:s text:c="6"/></text:p>
      <text:p text:style-name="P169"/>
      <text:p text:style-name="Обычный"><text:span text:style-name="T170"><text:s text:c="7"/>Не будет проведено<text:s/></text:span><text:span text:style-name="T171">тестирование безопасности и полное<text:s/></text:span><text:span text:style-name="T172">usability</text:span><text:span text:style-name="T173"><text:s/>в виду</text:span></text:p>
      <text:p text:style-name="P174"><text:s text:c="6"/>отсутствия необходимых ресурсов.</text:p>
      <text:p text:style-name="P175"/>
      <text:p text:style-name="P176">4.Критерии начала и окончания тестирования:</text:p>
      <text:p text:style-name="P177">Тестирование может быть начато, если выполнены следующие условия:</text:p>
      <text:p text:style-name="P178"><text:s text:c="5"/>1. Готова и утверждена необходимая документация;</text:p>
      <text:p text:style-name="P179">Тестирование окончено, если выполнены следующие условия:</text:p>
      <text:list text:style-name="LFO5" text:continue-numbering="true">
        <text:list-item>
          <text:p text:style-name="P180">Все найденные дефекты задокументированы.</text:p>
        </text:list-item>
      </text:list>
      <text:p text:style-name="P181"/>
      <text:p text:style-name="P182"/>
      <text:p text:style-name="P183"/>
      <text:soft-page-break/>
      <text:p text:style-name="Обычный"><text:span text:style-name="T184">5.</text:span><text:span text:style-name="T185">План работ:</text:span></text:p>
      <text:list text:style-name="LFO6" text:continue-numbering="true">
        <text:list-item>
          <text:p text:style-name="P186">Составление тест плана и чек-листа 5 часов</text:p>
        </text:list-item>
        <text:list-item>
          <text:p text:style-name="P187">Корректировка тест плана и чек-листа 1 час</text:p>
        </text:list-item>
        <text:list-item>
          <text:p text:style-name="P188">Выполнение тестов 12 часов</text:p>
        </text:list-item>
        <text:list-item>
          <text:p text:style-name="P189"><text:span text:style-name="T190"><text:s/></text:span><text:span text:style-name="T191">Написание баг-репорта 2<text:s/></text:span><text:span text:style-name="T192">часа</text:span></text:p>
        </text:list-item>
      </text:list>
      <text:p text:style-name="P193"><text:s text:c="11"/>Дата начала проекта - <text:s/>17.02.2023г</text:p>
      <text:p text:style-name="Обычный"><text:span text:style-name="T194">6.</text:span><text:span text:style-name="T195">Риски и ограничения:</text:span></text:p>
      <text:p text:style-name="P196">Ввиду ограниченности ресурсов, гарантировать корректное отображение</text:p>
      <text:p text:style-name="P197">сайта можем только на устройствах, которые есть в наличии.</text:p>
      <text:p text:style-name="P198"/>
      <text:p text:style-name="P199">7.Тестовая документация:</text:p>
      <text:p text:style-name="P200">После окончания тестирования<text:s/>планируется наличие таких документов:</text:p>
      <text:p text:style-name="P201">-Тест план.</text:p>
      <text:p text:style-name="P202">- Чек лист.</text:p>
      <text:p text:style-name="P203">- Тест кейс.</text:p>
      <text:p text:style-name="Обычный"><text:span text:style-name="T204">-Баг репорт.</text:span></text:p>
      <text:p text:style-name="P205"/>
      <text:p text:style-name="Standard"><text:span text:style-name="T206">8.</text:span><text:span text:style-name="T207">Конечные результаты.</text:span><text:span text:style-name="T208"><text:line-break/></text:span><text:span text:style-name="T209">Итогом тестирования должна стать подготовленная тестовая документация и обеспечение покрытия тестами основного функционала сайта, что обеспечит<text:s/></text:span><text:span text:style-name="T210">качество конечного ПО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Подзаголовок" style:display-name="Подзаголовок" style:family="paragraph" style:parent-style-name="Обычный" style:next-style-name="Обычный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 fo:font-size="16pt" style:font-size-asian="16pt" style:font-size-complex="16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fo:font-size="14pt" style:font-size-asian="14pt" style:font-size-complex="14pt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fo:font-size="14pt" style:font-size-asian="14pt" style:font-size-complex="14pt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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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виталий бондаренко</dc:creator>
    <meta:creation-date>2023-02-18T11:55:00Z</meta:creation-date>
    <dc:date>2023-02-23T07:17:00Z</dc:date>
    <meta:template xlink:href="Normal" xlink:type="simple"/>
    <meta:editing-cycles>11</meta:editing-cycles>
    <meta:editing-duration>PT236160S</meta:editing-duration>
    <meta:document-statistic meta:page-count="4" meta:paragraph-count="7" meta:word-count="548" meta:character-count="3670" meta:row-count="26" meta:non-whitespace-character-count="3129"/>
  </office:meta>
</office:document-meta>
</file>